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6cm" fo:min-width="0.83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4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color="#5983b0" draw:textarea-vertical-align="middle"/>
    </style:style>
    <style:style style:name="gr7" style:family="graphic" style:parent-style-name="objectwithoutfill">
      <style:graphic-properties svg:stroke-color="#5983b0" draw:fill="solid" draw:textarea-vertical-align="middle"/>
    </style:style>
    <style:style style:name="gr8" style:family="graphic" style:parent-style-name="standard">
      <style:graphic-properties svg:stroke-color="#5983b0"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9cm" svg:height="1.902cm" svg:x="1.41cm" svg:y="12.698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44cm" svg:height="1.114cm" svg:x="3.156cm" svg:y="12.4cm">
          <draw:text-box draw:corner-radius="0.505cm">
            <text:p><text:span text:style-name="T1">v</text:span><text:span text:style-name="T2">s</text:span></text:p>
          </draw:text-box>
        </draw:frame>
        <draw:g xml:id="id2" draw:id="id2">
          <draw:line draw:style-name="gr3" draw:text-style-name="P4" draw:layer="layout" svg:x1="7.6cm" svg:y1="8.889cm" svg:x2="7.385cm" svg:y2="9.497cm">
            <text:p/>
          </draw:line>
          <draw:line draw:style-name="gr3" draw:text-style-name="P4" draw:layer="layout" svg:x1="6.748cm" svg:y1="8.33cm" svg:x2="7.388cm" svg:y2="9.495cm">
            <text:p/>
          </draw:line>
          <draw:line draw:style-name="gr3" draw:text-style-name="P4" draw:layer="layout" svg:x1="5.673cm" svg:y1="8.333cm" svg:x2="5.218cm" svg:y2="9.571cm">
            <text:p/>
          </draw:line>
          <draw:line draw:style-name="gr3" draw:text-style-name="P4" draw:layer="layout" svg:x1="6.773cm" svg:y1="8.3cm" svg:x2="6.318cm" svg:y2="9.538cm">
            <text:p/>
          </draw:line>
          <draw:line draw:style-name="gr3" draw:text-style-name="P4" draw:layer="layout" svg:x1="5.65cm" svg:y1="8.342cm" svg:x2="6.29cm" svg:y2="9.507cm">
            <text:p/>
          </draw:line>
          <draw:line draw:style-name="gr3" draw:text-style-name="P4" draw:layer="layout" svg:x1="4.565cm" svg:y1="8.414cm" svg:x2="5.205cm" svg:y2="9.579cm">
            <text:p/>
          </draw:line>
          <draw:line draw:style-name="gr3" draw:text-style-name="P4" draw:layer="layout" svg:x1="4.58cm" svg:y1="8.473cm" svg:x2="4.365cm" svg:y2="9.081cm">
            <text:p/>
          </draw:line>
        </draw:g>
        <draw:g xml:id="id4" draw:id="id4">
          <draw:line draw:style-name="gr3" draw:text-style-name="P4" draw:layer="layout" svg:x1="11.932cm" svg:y1="11.9cm" svg:x2="12.547cm" svg:y2="12.095cm">
            <text:p/>
          </draw:line>
          <draw:line draw:style-name="gr3" draw:text-style-name="P4" draw:layer="layout" svg:x1="11.401cm" svg:y1="12.769cm" svg:x2="12.544cm" svg:y2="12.091cm">
            <text:p/>
          </draw:line>
          <draw:line draw:style-name="gr3" draw:text-style-name="P4" draw:layer="layout" svg:x1="11.44cm" svg:y1="13.844cm" svg:x2="12.692cm" svg:y2="14.258cm">
            <text:p/>
          </draw:line>
          <draw:line draw:style-name="gr3" draw:text-style-name="P4" draw:layer="layout" svg:x1="11.37cm" svg:y1="12.746cm" svg:x2="12.622cm" svg:y2="13.16cm">
            <text:p/>
          </draw:line>
          <draw:line draw:style-name="gr3" draw:text-style-name="P4" draw:layer="layout" svg:x1="11.449cm" svg:y1="13.866cm" svg:x2="12.592cm" svg:y2="13.188cm">
            <text:p/>
          </draw:line>
          <draw:line draw:style-name="gr3" draw:text-style-name="P4" draw:layer="layout" svg:x1="11.557cm" svg:y1="14.948cm" svg:x2="12.7cm" svg:y2="14.27cm">
            <text:p/>
          </draw:line>
          <draw:line draw:style-name="gr3" draw:text-style-name="P4" draw:layer="layout" svg:x1="11.615cm" svg:y1="14.932cm" svg:x2="12.23cm" svg:y2="15.127cm">
            <text:p/>
          </draw:line>
        </draw:g>
        <draw:g xml:id="id5" draw:id="id5">
          <draw:line draw:style-name="gr3" draw:text-style-name="P4" draw:layer="layout" svg:x1="11.932cm" svg:y1="3.374cm" svg:x2="12.547cm" svg:y2="3.569cm">
            <text:p/>
          </draw:line>
          <draw:line draw:style-name="gr3" draw:text-style-name="P4" draw:layer="layout" svg:x1="11.401cm" svg:y1="4.243cm" svg:x2="12.544cm" svg:y2="3.565cm">
            <text:p/>
          </draw:line>
          <draw:line draw:style-name="gr3" draw:text-style-name="P4" draw:layer="layout" svg:x1="11.44cm" svg:y1="5.318cm" svg:x2="12.692cm" svg:y2="5.732cm">
            <text:p/>
          </draw:line>
          <draw:line draw:style-name="gr3" draw:text-style-name="P4" draw:layer="layout" svg:x1="11.37cm" svg:y1="4.22cm" svg:x2="12.622cm" svg:y2="4.634cm">
            <text:p/>
          </draw:line>
          <draw:line draw:style-name="gr3" draw:text-style-name="P4" draw:layer="layout" svg:x1="11.449cm" svg:y1="5.34cm" svg:x2="12.592cm" svg:y2="4.662cm">
            <text:p/>
          </draw:line>
          <draw:line draw:style-name="gr3" draw:text-style-name="P4" draw:layer="layout" svg:x1="11.557cm" svg:y1="6.422cm" svg:x2="12.7cm" svg:y2="5.744cm">
            <text:p/>
          </draw:line>
          <draw:line draw:style-name="gr3" draw:text-style-name="P4" draw:layer="layout" svg:x1="11.615cm" svg:y1="6.406cm" svg:x2="12.23cm" svg:y2="6.601cm">
            <text:p/>
          </draw:line>
        </draw:g>
        <draw:g xml:id="id8" draw:id="id8">
          <draw:line draw:style-name="gr3" draw:text-style-name="P4" draw:layer="layout" svg:x1="15.262cm" svg:y1="3.2cm" svg:x2="15.877cm" svg:y2="3.395cm">
            <text:p/>
          </draw:line>
          <draw:line draw:style-name="gr3" draw:text-style-name="P4" draw:layer="layout" svg:x1="14.731cm" svg:y1="4.069cm" svg:x2="15.874cm" svg:y2="3.391cm">
            <text:p/>
          </draw:line>
          <draw:line draw:style-name="gr3" draw:text-style-name="P4" draw:layer="layout" svg:x1="14.77cm" svg:y1="5.144cm" svg:x2="16.022cm" svg:y2="5.558cm">
            <text:p/>
          </draw:line>
          <draw:line draw:style-name="gr3" draw:text-style-name="P4" draw:layer="layout" svg:x1="14.7cm" svg:y1="4.046cm" svg:x2="15.952cm" svg:y2="4.46cm">
            <text:p/>
          </draw:line>
          <draw:line draw:style-name="gr3" draw:text-style-name="P4" draw:layer="layout" svg:x1="14.779cm" svg:y1="5.166cm" svg:x2="15.922cm" svg:y2="4.488cm">
            <text:p/>
          </draw:line>
          <draw:line draw:style-name="gr3" draw:text-style-name="P4" draw:layer="layout" svg:x1="14.887cm" svg:y1="6.248cm" svg:x2="16.03cm" svg:y2="5.57cm">
            <text:p/>
          </draw:line>
          <draw:line draw:style-name="gr3" draw:text-style-name="P4" draw:layer="layout" svg:x1="14.945cm" svg:y1="6.232cm" svg:x2="15.56cm" svg:y2="6.427cm">
            <text:p/>
          </draw:line>
        </draw:g>
        <draw:g xml:id="id6" draw:id="id6">
          <draw:line draw:style-name="gr3" draw:text-style-name="P4" draw:layer="layout" svg:x1="17.432cm" svg:y1="11.8cm" svg:x2="18.047cm" svg:y2="11.995cm">
            <text:p/>
          </draw:line>
          <draw:line draw:style-name="gr3" draw:text-style-name="P4" draw:layer="layout" svg:x1="16.901cm" svg:y1="12.669cm" svg:x2="18.044cm" svg:y2="11.991cm">
            <text:p/>
          </draw:line>
          <draw:line draw:style-name="gr3" draw:text-style-name="P4" draw:layer="layout" svg:x1="16.94cm" svg:y1="13.744cm" svg:x2="18.192cm" svg:y2="14.158cm">
            <text:p/>
          </draw:line>
          <draw:line draw:style-name="gr3" draw:text-style-name="P4" draw:layer="layout" svg:x1="16.87cm" svg:y1="12.646cm" svg:x2="18.122cm" svg:y2="13.06cm">
            <text:p/>
          </draw:line>
          <draw:line draw:style-name="gr3" draw:text-style-name="P4" draw:layer="layout" svg:x1="16.949cm" svg:y1="13.766cm" svg:x2="18.092cm" svg:y2="13.088cm">
            <text:p/>
          </draw:line>
          <draw:line draw:style-name="gr3" draw:text-style-name="P4" draw:layer="layout" svg:x1="17.057cm" svg:y1="14.848cm" svg:x2="18.2cm" svg:y2="14.17cm">
            <text:p/>
          </draw:line>
          <draw:line draw:style-name="gr3" draw:text-style-name="P4" draw:layer="layout" svg:x1="17.115cm" svg:y1="14.832cm" svg:x2="17.73cm" svg:y2="15.027cm">
            <text:p/>
          </draw:line>
        </draw:g>
        <draw:g xml:id="id11" draw:id="id11">
          <draw:line draw:style-name="gr3" draw:text-style-name="P4" draw:layer="layout" svg:x1="24.532cm" svg:y1="4.4cm" svg:x2="25.147cm" svg:y2="4.595cm">
            <text:p/>
          </draw:line>
          <draw:line draw:style-name="gr3" draw:text-style-name="P4" draw:layer="layout" svg:x1="24.001cm" svg:y1="5.269cm" svg:x2="25.144cm" svg:y2="4.591cm">
            <text:p/>
          </draw:line>
          <draw:line draw:style-name="gr3" draw:text-style-name="P4" draw:layer="layout" svg:x1="24.04cm" svg:y1="6.344cm" svg:x2="25.292cm" svg:y2="6.758cm">
            <text:p/>
          </draw:line>
          <draw:line draw:style-name="gr3" draw:text-style-name="P4" draw:layer="layout" svg:x1="23.97cm" svg:y1="5.246cm" svg:x2="25.222cm" svg:y2="5.66cm">
            <text:p/>
          </draw:line>
          <draw:line draw:style-name="gr3" draw:text-style-name="P4" draw:layer="layout" svg:x1="24.049cm" svg:y1="6.366cm" svg:x2="25.192cm" svg:y2="5.688cm">
            <text:p/>
          </draw:line>
          <draw:line draw:style-name="gr3" draw:text-style-name="P4" draw:layer="layout" svg:x1="24.157cm" svg:y1="7.448cm" svg:x2="25.3cm" svg:y2="6.77cm">
            <text:p/>
          </draw:line>
          <draw:line draw:style-name="gr3" draw:text-style-name="P4" draw:layer="layout" svg:x1="24.215cm" svg:y1="7.432cm" svg:x2="24.83cm" svg:y2="7.627cm">
            <text:p/>
          </draw:line>
        </draw:g>
        <draw:g xml:id="id12" draw:id="id12">
          <draw:line draw:style-name="gr3" draw:text-style-name="P4" draw:layer="layout" svg:x1="27.862cm" svg:y1="11.974cm" svg:x2="28.477cm" svg:y2="12.169cm">
            <text:p/>
          </draw:line>
          <draw:line draw:style-name="gr3" draw:text-style-name="P4" draw:layer="layout" svg:x1="27.331cm" svg:y1="12.843cm" svg:x2="28.474cm" svg:y2="12.165cm">
            <text:p/>
          </draw:line>
          <draw:line draw:style-name="gr3" draw:text-style-name="P4" draw:layer="layout" svg:x1="27.37cm" svg:y1="13.918cm" svg:x2="28.622cm" svg:y2="14.332cm">
            <text:p/>
          </draw:line>
          <draw:line draw:style-name="gr3" draw:text-style-name="P4" draw:layer="layout" svg:x1="27.3cm" svg:y1="12.82cm" svg:x2="28.552cm" svg:y2="13.234cm">
            <text:p/>
          </draw:line>
          <draw:line draw:style-name="gr3" draw:text-style-name="P4" draw:layer="layout" svg:x1="27.379cm" svg:y1="13.94cm" svg:x2="28.522cm" svg:y2="13.262cm">
            <text:p/>
          </draw:line>
          <draw:line draw:style-name="gr3" draw:text-style-name="P4" draw:layer="layout" svg:x1="27.487cm" svg:y1="15.022cm" svg:x2="28.63cm" svg:y2="14.344cm">
            <text:p/>
          </draw:line>
          <draw:line draw:style-name="gr3" draw:text-style-name="P4" draw:layer="layout" svg:x1="27.545cm" svg:y1="15.006cm" svg:x2="28.16cm" svg:y2="15.201cm">
            <text:p/>
          </draw:line>
        </draw:g>
        <draw:g xml:id="id3" draw:id="id3">
          <draw:line draw:style-name="gr4" draw:text-style-name="P4" draw:layer="layout" svg:x1="8.467cm" svg:y1="9.003cm" svg:x2="9.23cm" svg:y2="9cm">
            <text:p/>
          </draw:line>
          <draw:line draw:style-name="gr4" draw:text-style-name="P4" draw:layer="layout" svg:x1="9.241cm" svg:y1="10.053cm" svg:x2="9.233cm" svg:y2="7.95cm">
            <text:p/>
          </draw:line>
          <draw:line draw:style-name="gr4" draw:text-style-name="P4" draw:layer="layout" svg:x1="10.009cm" svg:y1="10.048cm" svg:x2="10.001cm" svg:y2="7.945cm">
            <text:p/>
          </draw:line>
          <draw:line draw:style-name="gr4" draw:text-style-name="P4" draw:layer="layout" svg:x1="10.001cm" svg:y1="8.996cm" svg:x2="10.764cm" svg:y2="8.993cm">
            <text:p/>
          </draw:line>
        </draw:g>
        <draw:g xml:id="id13" draw:id="id13">
          <draw:line draw:style-name="gr4" draw:text-style-name="P4" draw:layer="layout" svg:x1="25.2cm" svg:y1="9.55cm" svg:x2="25.963cm" svg:y2="9.547cm">
            <text:p/>
          </draw:line>
          <draw:line draw:style-name="gr4" draw:text-style-name="P4" draw:layer="layout" svg:x1="25.974cm" svg:y1="10.6cm" svg:x2="25.966cm" svg:y2="8.497cm">
            <text:p/>
          </draw:line>
          <draw:line draw:style-name="gr4" draw:text-style-name="P4" draw:layer="layout" svg:x1="26.742cm" svg:y1="10.595cm" svg:x2="26.734cm" svg:y2="8.492cm">
            <text:p/>
          </draw:line>
          <draw:line draw:style-name="gr4" draw:text-style-name="P4" draw:layer="layout" svg:x1="26.734cm" svg:y1="9.543cm" svg:x2="27.497cm" svg:y2="9.54cm">
            <text:p/>
          </draw:line>
        </draw:g>
        <draw:g xml:id="id7" draw:id="id7">
          <draw:line draw:style-name="gr4" draw:text-style-name="P4" draw:layer="layout" svg:x1="20.056cm" svg:y1="11.7cm" svg:x2="20.054cm" svg:y2="12.463cm">
            <text:p/>
          </draw:line>
          <draw:line draw:style-name="gr4" draw:text-style-name="P4" draw:layer="layout" svg:x1="19.001cm" svg:y1="12.468cm" svg:x2="21.104cm" svg:y2="12.472cm">
            <text:p/>
          </draw:line>
          <draw:line draw:style-name="gr4" draw:text-style-name="P4" draw:layer="layout" svg:x1="19cm" svg:y1="13.236cm" svg:x2="21.103cm" svg:y2="13.24cm">
            <text:p/>
          </draw:line>
          <draw:line draw:style-name="gr4" draw:text-style-name="P4" draw:layer="layout" svg:x1="20.053cm" svg:y1="13.234cm" svg:x2="20.051cm" svg:y2="13.997cm">
            <text:p/>
          </draw:line>
        </draw:g>
        <draw:custom-shape draw:style-name="gr1" draw:text-style-name="P2" xml:id="id9" draw:id="id9" draw:layer="layout" svg:width="1.89cm" svg:height="1.902cm" svg:x="20.7cm" svg:y="8.098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56cm" svg:height="1.114cm" svg:x="19.2cm" svg:y="8cm">
          <draw:text-box draw:corner-radius="1.544cm">
            <text:p><text:span text:style-name="T1">V</text:span><text:span text:style-name="T1">c</text:span><text:span text:style-name="T1">c</text:span></text:p>
          </draw:text-box>
        </draw:frame>
        <draw:connector draw:style-name="gr5" draw:text-style-name="P5" draw:layer="layout" svg:x1="2.355cm" svg:y1="12.698cm" svg:x2="4.365cm" svg:y2="8.939cm" draw:start-shape="id1" draw:start-glue-point="4" draw:end-shape="id2" draw:end-glue-point="3" svg:d="M2355 12698v-3759h2010" svg:viewBox="0 0 2011 3760">
          <text:p/>
        </draw:connector>
        <draw:connector draw:style-name="gr5" draw:text-style-name="P5" draw:layer="layout" svg:x1="7.6cm" svg:y1="8.939cm" svg:x2="8.467cm" svg:y2="8.999cm" draw:start-shape="id2" draw:start-glue-point="1" draw:end-shape="id3" draw:end-glue-point="3" svg:d="M7600 8939h434v60h433" svg:viewBox="0 0 868 61">
          <text:p/>
        </draw:connector>
        <draw:connector draw:style-name="gr5" draw:text-style-name="P5" draw:layer="layout" draw:line-skew="3.023cm" svg:x1="2.355cm" svg:y1="14.6cm" svg:x2="12.035cm" svg:y2="15.126cm" draw:start-shape="id1" draw:start-glue-point="8" draw:end-shape="id4" draw:end-glue-point="2" svg:d="M2355 14600v4100h9680v-3574" svg:viewBox="0 0 9681 4101">
          <text:p/>
        </draw:connector>
        <draw:connector draw:style-name="gr5" draw:text-style-name="P5" draw:layer="layout" svg:x1="12.035cm" svg:y1="11.9cm" svg:x2="12.035cm" svg:y2="6.6cm" draw:start-shape="id4" draw:start-glue-point="0" draw:end-shape="id5" draw:end-glue-point="2" svg:d="M12035 11900v-5300" svg:viewBox="0 0 1 5301">
          <text:p/>
        </draw:connector>
        <draw:connector draw:style-name="gr5" draw:text-style-name="P5" xml:id="id14" draw:id="id14" draw:layer="layout" svg:x1="10.764cm" svg:y1="8.999cm" svg:x2="12.035cm" svg:y2="11.9cm" draw:start-shape="id3" draw:start-glue-point="1" draw:end-shape="id4" draw:end-glue-point="0" svg:d="M10764 8999h1271v2901" svg:viewBox="0 0 1272 2902">
          <text:p/>
        </draw:connector>
        <draw:connector draw:style-name="gr5" draw:text-style-name="P5" draw:layer="layout" draw:line-skew="3.023cm" svg:x1="12.035cm" svg:y1="15.126cm" svg:x2="17.535cm" svg:y2="15.026cm" draw:start-shape="id4" draw:start-glue-point="2" draw:end-shape="id6" draw:end-glue-point="2" svg:d="M12035 15126v3574h5500v-3674" svg:viewBox="0 0 5501 3675">
          <text:p/>
        </draw:connector>
        <draw:connector draw:style-name="gr5" draw:text-style-name="P5" draw:layer="layout" draw:line-skew="3.123cm" svg:x1="17.535cm" svg:y1="15.026cm" svg:x2="20.052cm" svg:y2="13.997cm" draw:start-shape="id6" draw:start-glue-point="2" draw:end-shape="id7" draw:end-glue-point="2" svg:d="M17535 15026v3674h2517v-4703" svg:viewBox="0 0 2518 4704">
          <text:p/>
        </draw:connector>
        <draw:connector draw:style-name="gr5" draw:text-style-name="P5" draw:layer="layout" draw:line-skew="-0.55cm" svg:x1="20.052cm" svg:y1="11.7cm" svg:x2="17.535cm" svg:y2="11.8cm" draw:start-shape="id7" draw:start-glue-point="0" draw:end-shape="id6" draw:end-glue-point="0" svg:d="M20052 11700v-1100h-2517v1200" svg:viewBox="0 0 2518 1201">
          <text:p/>
        </draw:connector>
        <draw:connector draw:style-name="gr5" draw:text-style-name="P5" draw:layer="layout" draw:line-skew="-0.664cm" svg:x1="12.035cm" svg:y1="3.374cm" svg:x2="15.365cm" svg:y2="3.2cm" draw:start-shape="id5" draw:start-glue-point="0" draw:end-shape="id8" draw:end-glue-point="0" svg:d="M12035 3374v-1389h3330v1215" svg:viewBox="0 0 3331 1390">
          <text:p/>
        </draw:connector>
        <draw:connector draw:style-name="gr5" draw:text-style-name="P5" draw:layer="layout" draw:line-skew="0cm 0cm 4.153cm" svg:x1="21.645cm" svg:y1="10cm" svg:x2="20.052cm" svg:y2="13.997cm" draw:start-shape="id9" draw:start-glue-point="8" draw:end-shape="id7" draw:end-glue-point="2" svg:d="M21645 10000v826h9v7874h-1602v-4703" svg:viewBox="0 0 1603 8701">
          <text:p/>
        </draw:connector>
        <draw:connector draw:style-name="gr5" draw:text-style-name="P5" xml:id="id10" draw:id="id10" draw:layer="layout" draw:line-skew="-0.664cm" svg:x1="21.645cm" svg:y1="8.098cm" svg:x2="15.365cm" svg:y2="3.2cm" draw:start-shape="id9" draw:start-glue-point="4" draw:end-shape="id8" draw:end-glue-point="0" svg:d="M21645 8098v-6113h-6280v1215" svg:viewBox="0 0 6281 6114">
          <text:p/>
        </draw:connector>
        <draw:connector draw:style-name="gr5" draw:text-style-name="P5" draw:layer="layout" draw:line-skew="0.516cm" svg:x1="18.221cm" svg:y1="1.985cm" svg:x2="24.635cm" svg:y2="4.4cm" draw:start-shape="id10" draw:start-glue-point="0" draw:end-shape="id11" draw:end-glue-point="0" svg:d="M18221 1985v15h6414v2400" svg:viewBox="0 0 6415 2416">
          <text:p/>
        </draw:connector>
        <draw:connector draw:style-name="gr5" draw:text-style-name="P5" draw:layer="layout" draw:line-skew="2.949cm" svg:x1="27.965cm" svg:y1="15.2cm" svg:x2="20.064cm" svg:y2="13.103cm" draw:start-shape="id12" draw:start-glue-point="2" svg:d="M27965 15200v3500h-7901v-5597" svg:viewBox="0 0 7902 5598">
          <text:p/>
        </draw:connector>
        <draw:connector draw:style-name="gr5" draw:text-style-name="P5" draw:layer="layout" svg:x1="25.2cm" svg:y1="9.546cm" svg:x2="24.635cm" svg:y2="7.626cm" draw:start-shape="id13" draw:start-glue-point="3" draw:end-shape="id11" draw:end-glue-point="2" svg:d="M25200 9546h-565v-1920" svg:viewBox="0 0 566 1921">
          <text:p/>
        </draw:connector>
        <draw:g xml:id="id15" draw:id="id15">
          <draw:line draw:style-name="gr4" draw:text-style-name="P4" draw:layer="layout" svg:x1="13.953cm" svg:y1="8.94cm" svg:x2="14.716cm" svg:y2="8.938cm">
            <text:p/>
          </draw:line>
          <draw:line draw:style-name="gr4" draw:text-style-name="P4" draw:layer="layout" svg:x1="14.727cm" svg:y1="9.778cm" svg:x2="14.719cm" svg:y2="8.1cm">
            <text:p/>
          </draw:line>
          <draw:line draw:style-name="gr4" draw:text-style-name="P4" draw:layer="layout" svg:x1="14.685cm" svg:y1="8.619cm" svg:x2="15.485cm" svg:y2="8.061cm">
            <text:p/>
          </draw:line>
          <draw:line draw:style-name="gr4" draw:text-style-name="P4" draw:layer="layout" svg:x1="14.685cm" svg:y1="9.31cm" svg:x2="15.454cm" svg:y2="9.895cm">
            <text:p/>
          </draw:line>
          <draw:line draw:style-name="gr4" draw:text-style-name="P4" draw:layer="layout" svg:x1="15.473cm" svg:y1="8.126cm" svg:x2="15.498cm" svg:y2="7.278cm">
            <text:p/>
          </draw:line>
          <draw:line draw:style-name="gr4" draw:text-style-name="P4" draw:layer="layout" svg:x1="15.501cm" svg:y1="10.679cm" svg:x2="15.47cm" svg:y2="9.831cm">
            <text:p/>
          </draw:line>
          <draw:line draw:style-name="gr4" draw:text-style-name="P4" draw:layer="layout" svg:x1="15.441cm" svg:y1="9.85cm" svg:x2="15.34cm" svg:y2="9.517cm">
            <text:p/>
          </draw:line>
          <draw:line draw:style-name="gr4" draw:text-style-name="P4" draw:layer="layout" svg:x1="15.447cm" svg:y1="9.9cm" svg:x2="15.1cm" svg:y2="9.92cm">
            <text:p/>
          </draw:line>
          <draw:line draw:style-name="gr4" draw:text-style-name="P4" draw:layer="layout" svg:x1="24.626cm" svg:y1="12.24cm" svg:x2="24.7cm" svg:y2="11.9cm">
            <text:p/>
          </draw:line>
          <draw:line draw:style-name="gr4" draw:text-style-name="P4" draw:layer="layout" svg:x1="24.353cm" svg:y1="11.893cm" svg:x2="24.701cm" svg:y2="11.9cm">
            <text:p/>
          </draw:line>
        </draw:g>
        <draw:connector draw:style-name="gr6" draw:text-style-name="P5" draw:layer="layout" svg:x1="12.035cm" svg:y1="8.999cm" svg:x2="13.953cm" svg:y2="8.978cm" draw:start-shape="id14" draw:start-glue-point="0" draw:end-shape="id15" draw:end-glue-point="3" svg:d="M12035 8999h935v-21h983" svg:viewBox="0 0 1919 22">
          <text:p/>
        </draw:connector>
        <draw:line draw:style-name="gr7" draw:text-style-name="P6" xml:id="id16" draw:id="id16" draw:layer="layout" svg:x1="15.5cm" svg:y1="6.5cm" svg:x2="15.5cm" svg:y2="7.3cm">
          <text:p/>
        </draw:line>
        <draw:line draw:style-name="gr7" draw:text-style-name="P6" draw:layer="layout" svg:x1="17.6cm" svg:y1="10.6cm" svg:x2="15.6cm" svg:y2="10.6cm">
          <text:p/>
        </draw:line>
        <draw:g xml:id="id17" draw:id="id17">
          <draw:line draw:style-name="gr4" draw:text-style-name="P4" draw:layer="layout" svg:x1="23.2cm" svg:y1="12.762cm" svg:x2="23.963cm" svg:y2="12.76cm">
            <text:p/>
          </draw:line>
          <draw:line draw:style-name="gr4" draw:text-style-name="P4" draw:layer="layout" svg:x1="23.974cm" svg:y1="13.6cm" svg:x2="23.966cm" svg:y2="11.922cm">
            <text:p/>
          </draw:line>
          <draw:line draw:style-name="gr4" draw:text-style-name="P4" draw:layer="layout" svg:x1="23.932cm" svg:y1="12.441cm" svg:x2="24.732cm" svg:y2="11.883cm">
            <text:p/>
          </draw:line>
          <draw:line draw:style-name="gr4" draw:text-style-name="P4" draw:layer="layout" svg:x1="23.932cm" svg:y1="13.132cm" svg:x2="24.701cm" svg:y2="13.717cm">
            <text:p/>
          </draw:line>
          <draw:line draw:style-name="gr4" draw:text-style-name="P4" draw:layer="layout" svg:x1="24.72cm" svg:y1="11.948cm" svg:x2="24.745cm" svg:y2="11.1cm">
            <text:p/>
          </draw:line>
          <draw:line draw:style-name="gr4" draw:text-style-name="P4" draw:layer="layout" svg:x1="24.748cm" svg:y1="14.501cm" svg:x2="24.717cm" svg:y2="13.653cm">
            <text:p/>
          </draw:line>
        </draw:g>
        <draw:connector draw:style-name="gr6" draw:text-style-name="P5" draw:layer="layout" draw:line-skew="3.724cm" svg:x1="15.5cm" svg:y1="6.9cm" svg:x2="23.2cm" svg:y2="12.8cm" draw:start-shape="id16" draw:start-glue-point="1" draw:end-shape="id17" draw:end-glue-point="3" svg:d="M15500 6900h7550v5900h150" svg:viewBox="0 0 7701 5901">
          <text:p/>
        </draw:connector>
        <draw:line draw:style-name="gr7" draw:text-style-name="P6" draw:layer="layout" svg:x1="24.7cm" svg:y1="11.1cm" svg:x2="24.7cm" svg:y2="9.5cm">
          <text:p/>
        </draw:line>
        <draw:line draw:style-name="gr7" draw:text-style-name="P6" draw:layer="layout" svg:x1="24.774cm" svg:y1="14.5cm" svg:x2="24.774cm" svg:y2="18.8cm">
          <text:p/>
        </draw:line>
        <draw:frame draw:style-name="gr2" draw:text-style-name="P3" draw:layer="layout" svg:width="1.243cm" svg:height="1.114cm" svg:x="4.556cm" svg:y="7.386cm">
          <draw:text-box draw:corner-radius="0.505cm">
            <text:p><text:span text:style-name="T1">R</text:span><text:span text:style-name="T2">i</text:span><text:span text:style-name="T2">n</text:span></text:p>
          </draw:text-box>
        </draw:frame>
        <draw:frame draw:style-name="gr2" draw:text-style-name="P3" draw:layer="layout" svg:width="1.243cm" svg:height="1.114cm" svg:x="8.057cm" svg:y="7.386cm">
          <draw:text-box draw:corner-radius="0.505cm">
            <text:p><text:span text:style-name="T1">C</text:span><text:span text:style-name="T2">i</text:span><text:span text:style-name="T2">n</text:span></text:p>
          </draw:text-box>
        </draw:frame>
        <draw:frame draw:style-name="gr2" draw:text-style-name="P3" draw:layer="layout" svg:width="1.205cm" svg:height="1.114cm" svg:x="18.558cm" svg:y="10.986cm">
          <draw:text-box draw:corner-radius="0.505cm">
            <text:p><text:span text:style-name="T1">C</text:span><text:span text:style-name="T2">E</text:span></text:p>
          </draw:text-box>
        </draw:frame>
        <draw:frame draw:style-name="gr2" draw:text-style-name="P3" draw:layer="layout" svg:width="1.162cm" svg:height="1.114cm" svg:x="26.459cm" svg:y="7.386cm">
          <draw:text-box draw:corner-radius="0.505cm">
            <text:p><text:span text:style-name="T1">C</text:span><text:span text:style-name="T2">o</text:span></text:p>
          </draw:text-box>
        </draw:frame>
        <draw:frame draw:style-name="gr2" draw:text-style-name="P3" draw:layer="layout" svg:width="1.162cm" svg:height="1.114cm" svg:x="26.359cm" svg:y="13.886cm">
          <draw:text-box draw:corner-radius="0.505cm">
            <text:p><text:span text:style-name="T1">R</text:span><text:span text:style-name="T2">L</text:span></text:p>
          </draw:text-box>
        </draw:frame>
        <draw:frame draw:style-name="gr2" draw:text-style-name="P3" draw:layer="layout" svg:width="1.467cm" svg:height="1.114cm" svg:x="25.1cm" svg:y="4.586cm">
          <draw:text-box draw:corner-radius="0.505cm">
            <text:p><text:span text:style-name="T1">R</text:span><text:span text:style-name="T2">out</text:span></text:p>
          </draw:text-box>
        </draw:frame>
        <draw:frame draw:style-name="gr2" draw:text-style-name="P3" draw:layer="layout" svg:width="1.145cm" svg:height="1.114cm" svg:x="15.7cm" svg:y="3.486cm">
          <draw:text-box draw:corner-radius="0.505cm">
            <text:p><text:span text:style-name="T1">R</text:span><text:span text:style-name="T2">c</text:span></text:p>
          </draw:text-box>
        </draw:frame>
        <draw:frame draw:style-name="gr2" draw:text-style-name="P3" draw:layer="layout" svg:width="1.162cm" svg:height="1.114cm" svg:x="10.001cm" svg:y="3.486cm">
          <draw:text-box draw:corner-radius="0.505cm">
            <text:p><text:span text:style-name="T1">R</text:span><text:span text:style-name="T2">1</text:span></text:p>
          </draw:text-box>
        </draw:frame>
        <draw:custom-shape draw:style-name="gr8" draw:text-style-name="P5" draw:layer="layout" svg:width="0.4cm" svg:height="0.4cm" svg:x="11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4cm" svg:height="0.4cm" svg:x="15.3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7.497cm" svg:y1="9.546cm" svg:x2="27.965cm" svg:y2="11.974cm" draw:start-shape="id13" draw:start-glue-point="1" draw:end-shape="id12" draw:end-glue-point="0" svg:d="M27497 9546h550v1741h-82v687" svg:viewBox="0 0 551 2429">
          <text:p/>
        </draw:connector>
        <draw:g>
          <draw:line draw:style-name="gr3" draw:text-style-name="P4" draw:layer="layout" svg:x1="6.099cm" svg:y1="19.413cm" svg:x2="3.93cm" svg:y2="19.427cm">
            <text:p/>
          </draw:line>
          <draw:line draw:style-name="gr3" draw:text-style-name="P4" draw:layer="layout" svg:x1="6.1cm" svg:y1="19.405cm" svg:x2="3.931cm" svg:y2="19.419cm">
            <text:p/>
          </draw:line>
          <draw:line draw:style-name="gr3" draw:text-style-name="P4" draw:layer="layout" svg:x1="4.522cm" svg:y1="19.727cm" svg:x2="5.6cm" svg:y2="19.727cm">
            <text:p/>
          </draw:line>
          <draw:line draw:style-name="gr3" draw:text-style-name="P4" draw:layer="layout" svg:x1="4.813cm" svg:y1="19.996cm" svg:x2="5.331cm" svg:y2="19.996cm">
            <text:p/>
          </draw:line>
          <draw:line draw:style-name="gr3" draw:text-style-name="P4" draw:layer="layout" svg:x1="5.043cm" svg:y1="19.394cm" svg:x2="5.052cm" svg:y2="18.7cm">
            <text:p/>
          </draw:line>
        </draw:g>
        <draw:frame draw:style-name="gr2" draw:text-style-name="P3" draw:layer="layout" svg:width="1.205cm" svg:height="1.114cm" svg:x="16.059cm" svg:y="11.186cm">
          <draw:text-box draw:corner-radius="0.505cm">
            <text:p><text:span text:style-name="T1">R</text:span><text:span text:style-name="T2">E</text:span></text:p>
          </draw:text-box>
        </draw:frame>
        <draw:frame draw:style-name="gr2" draw:text-style-name="P3" draw:layer="layout" svg:width="1.162cm" svg:height="1.114cm" svg:x="10.66cm" svg:y="11.286cm">
          <draw:text-box draw:corner-radius="0.505cm">
            <text:p><text:span text:style-name="T1">R</text:span><text:span text:style-name="T2">2</text:span></text:p>
          </draw:text-box>
        </draw:frame>
        <draw:frame draw:style-name="gr9" draw:text-style-name="P7" draw:layer="layout" svg:width="2.2cm" svg:height="8.95cm" svg:x="7.6cm" svg:y="9.726cm">
          <draw:text-box>
            <text:p>+</text:p>
            <text:p/>
            <text:p/>
            <text:p/>
            <text:p/>
            <text:p>v(in2)</text:p>
            <text:p/>
            <text:p/>
            <text:p/>
            <text:p/>
            <text:p>-</text:p>
          </draw:text-box>
        </draw:frame>
        <draw:frame draw:style-name="gr9" draw:text-style-name="P7" draw:layer="layout" svg:width="2.2cm" svg:height="8.95cm" svg:x="25cm" svg:y="9.9cm">
          <draw:text-box>
            <text:p>+</text:p>
            <text:p/>
            <text:p/>
            <text:p/>
            <text:p/>
            <text:p>vO</text:p>
            <text:p/>
            <text:p/>
            <text:p/>
            <text:p/>
            <text:p>-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0:09:59.292825423</meta:creation-date>
    <dc:date>2021-05-19T16:12:59.429441941</dc:date>
    <meta:editing-duration>PT14M7S</meta:editing-duration>
    <meta:editing-cycles>1</meta:editing-cycles>
    <meta:document-statistic meta:object-count="134"/>
    <meta:generator>LibreOffice/6.4.6.2$Linux_X86_64 LibreOffice_project/40$Build-2</meta:generator>
  </office:meta>
</office:document-meta>
</file>